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7"/>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T7" style:family="text">
      <style:text-properties style:font-weight-asian="normal"/>
    </style:style>
    <style:style style:name="T8"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must indicate wether server is locked or not</text:h>
      <text:p text:style-name="Text_20_body">With a 30 sec token timeout the user will experience MUST_LOCK_SERVER errors often enough to be annoying. Therefore it must be clear to the user wether the server is locked or not. </text:p>
      <text:h text:style-name="Heading_20_2" text:outline-level="2">Client Timer</text:h>
      <text:p text:style-name="Text_20_body">One sollution is to send the timout length to the client at login and then run a timer in the client in the same way as in the server. After each request the timeout is reset. The problem here is that the token is not bound to a particular client. So if two clients interacts with the server with the same token, such as when executing server scripts, the individual clients will not know when each other send the latest request and hence when the timer should have been reset.</text:p>
      <text:h text:style-name="Heading_20_2" text:outline-level="2">Server notifies clients on unlock</text:h>
      <text:p text:style-name="Text_20_body">A better sollution is to let the server notify all logged in clients when the server gets unlocked. <text:s/>The client must therefore handle incoming data regardless of any requests has been send.</text:p>
      <text:h text:style-name="Heading_20_2" text:outline-level="2">Send server script output immediately to the client</text:h>
      <text:p text:style-name="Text_20_body">When executing server scripts each line of output must be send immediately to the client. This will make it possible to monitor the progress of an upload script on the server from a client.</text:p>
      <text:h text:style-name="Heading_20_2" text:outline-level="2">Pull clients vs. Pushable clients</text:h>
      <text:p text:style-name="Text_20_body">Pushable clients is inherently more complex than pull clients. In the pull client it is obvious that the incoming response belongs to the latest request being send, whereas this is not the case in a pushable client. Here observers and notifiers must be setup along with parallell threads that handle outgoing and incoming streams - and where there is parallellism there is likely shared variables and errorprone semaphores.</text:p>
      <text:p text:style-name="Text_20_body">The need for pushing data to the clients regardless of any requests can only be met satisfyingly with a push design.</text:p>
      <text:h text:style-name="Heading_20_2" text:outline-level="2">Implementation</text:h>
      <text:p text:style-name="Text_20_body">There a two threads:</text:p>
      <text:list xml:id="list232000052" text:style-name="L1">
        <text:list-item>
          <text:p text:style-name="P1">One that reads data on the incoming stream</text:p>
        </text:list-item>
        <text:list-item>
          <text:p text:style-name="P1">One that writes data to the outgoing stream</text:p>
        </text:list-item>
      </text:list>
      <text:p text:style-name="Text_20_body">The data being send must have a handle on to which the client can react.</text:p>
      <text:h text:style-name="Heading_20_3" text:outline-level="3">Data formats</text:h>
      <text:p text:style-name="Text_20_body">The client must be able to send a message to the server and react to the received response. There must be a way of determining wether incoming data is a response to some outgoing data. As there are none of such information in the order of outgoing and incoming data, a request must be stamped with a unique identification key that can be used by the server to stamp the response. The data format must at least have the following parameters:</text:p>
      <text:list xml:id="list546791937" text:style-name="L2">
        <text:list-item>
          <text:p text:style-name="P2">Request: {“id”:KEY, “data”:REQUEST}</text:p>
        </text:list-item>
        <text:list-item>
          <text:p text:style-name="P2">Response {“id”:KEY, “data”:RESPONSE}</text:p>
        </text:list-item>
      </text:list>
      <text:p text:style-name="Text_20_body"><text:soft-page-break/>Example of an “lock” request:</text:p>
      <text:list xml:id="list1822947429" text:style-name="L4">
        <text:list-item>
          <text:p text:style-name="P4">Request: {“id”:”0123456789abcdef”,”data”:”lock”}</text:p>
        </text:list-item>
        <text:list-item>
          <text:p text:style-name="P4">Response: {“id”:”0123456789abcdef”,”data”:”Server locked with token: abcabcabc”}</text:p>
        </text:list-item>
      </text:list>
      <text:p text:style-name="Text_20_body">Besides from from being able to respond to incoming requests, the server also needs to push data to the client independently of any requests. The client must be able to determine the type of the data to handle it correctly. The format must at least look like:</text:p>
      <text:list xml:id="list2145976325" text:style-name="L3">
        <text:list-item>
          <text:p text:style-name="P3">Message: {“type”:TYPE, “data”:DATA}</text:p>
        </text:list-item>
      </text:list>
      <text:p text:style-name="Text_20_body">Example of an “token timout” message:</text:p>
      <text:list xml:id="list531285991" text:style-name="L5">
        <text:list-item>
          <text:p text:style-name="P5">Message: {“type”:”TOKEN_TIMEOUT”, “data”:”The token has timedout”}</text:p>
        </text:list-item>
      </text:list>
      <text:p text:style-name="Text_20_body">For format consistency and faster processing on the client side, the response format will also have the type parameter:</text:p>
      <text:list xml:id="list1499946189" text:continue-list="list1822947429" text:style-name="L4">
        <text:list-item>
          <text:p text:style-name="P4">Response: {“type”:”response”, “id”:KEY,”data”:DATA}</text:p>
        </text:list-item>
      </text:list>
      <text:h text:style-name="Heading_20_3" text:outline-level="3">Message handlers</text:h>
      <text:p text:style-name="Text_20_body">When the client gets an incoming message it uses the type parameter to determine what to do. Message handlers must be setup before connecting to the server. </text:p>
      <text:p text:style-name="P6">The response handler</text:p>
      <text:p text:style-name="P7">When sending a request one specifies what piece of code to run when the response is received.</text:p>
      <text:p text:style-name="P7">This response handler looks at the incoming stamp and matches it to the corresponding request and dispatches the data to the pice of code to run.</text:p>
      <text:p text:style-name="P6">The token timeout handler</text:p>
      <text:p text:style-name="Text_20_body"><text:span text:style-name="T2">This handler just notifies the user by changing the “locked”-icon in the GUI.</text:span></text:p>
      <text:h text:style-name="Heading_20_3" text:outline-level="3"><text:span text:style-name="T4">Asynchronous updates</text:span></text:h>
      <text:p text:style-name="Text_20_body"><text:span text:style-name="T2">The server must be able to send more than one response to a given request. This can be solved with the following format:</text:span></text:p>
      <text:p text:style-name="Text_20_body"><text:span text:style-name="T2">Req: {“id”:”abc123”, “data”:”run_script upload filepath”}</text:span></text:p>
      <text:list xml:id="list890466274" text:style-name="L7">
        <text:list-item>
          <text:p text:style-name="P8"><text:span text:style-name="T2">Res: {“type”:”response”, “id”:”abc123”, “data”:”Starting upload”, “partial”:”true”}</text:span></text:p>
        </text:list-item>
        <text:list-item>
          <text:p text:style-name="P8"><text:span text:style-name="T2">Res: {“type”:”response”, “id”:”abc123”, “data”:”33% done”, “partial”:”true”}</text:span></text:p>
        </text:list-item>
        <text:list-item>
          <text:p text:style-name="P8"><text:span text:style-name="T2">Res: {“type”:”response”, “id”:”abc123”, “data”:”66% done”, “partial”:”true”}</text:span></text:p>
        </text:list-item>
        <text:list-item>
          <text:p text:style-name="P8"><text:span text:style-name="T2">Res: {“type”:”response”, “id”:”abc123”, “data”:”100% done”}</text:span></text:p>
        </text:list-item>
      </text:list>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07T10:36:17</meta:creation-date>
    <dc:date>2010-06-07T15:10:59</dc:date>
    <dc:creator>Kasper Nielsen</dc:creator>
    <meta:editing-duration>PT04H34M43S</meta:editing-duration>
    <meta:editing-cycles>22</meta:editing-cycles>
    <meta:generator>OpenOffice.org/3.2$Unix OpenOffice.org_project/320m12$Build-9483</meta:generator>
    <meta:document-statistic meta:table-count="0" meta:image-count="0" meta:object-count="0" meta:page-count="2" meta:paragraph-count="43" meta:word-count="706" meta:character-count="4234"/>
  </office:meta>
</office:document-meta>
</file>